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0b77fb" officeooo:paragraph-rsid="00124607"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P5" style:family="paragraph" style:parent-style-name="Text_20_body">
      <style:text-properties officeooo:paragraph-rsid="0010486c"/>
    </style:style>
    <style:style style:name="P6" style:family="paragraph" style:parent-style-name="Text_20_body" style:list-style-name="L2">
      <style:text-properties officeooo:paragraph-rsid="00124607"/>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fo:font-weight="normal" officeooo:rsid="00152dcf" style:font-weight-asian="normal" style:font-weight-complex="normal"/>
    </style:style>
    <style:style style:name="T9" style:family="text">
      <style:text-properties fo:font-weight="normal" officeooo:rsid="0016633f" style:font-weight-asian="normal" style:font-weight-complex="normal"/>
    </style:style>
    <style:style style:name="T10" style:family="text">
      <style:text-properties fo:font-weight="normal" officeooo:rsid="00174943" style:font-weight-asian="normal" style:font-weight-complex="normal"/>
    </style:style>
    <style:style style:name="T11" style:family="text">
      <style:text-properties fo:font-weight="normal" officeooo:rsid="0017ba3a" style:font-weight-asian="normal" style:font-weight-complex="normal"/>
    </style:style>
    <style:style style:name="T12" style:family="text">
      <style:text-properties fo:font-weight="normal" officeooo:rsid="00184347" style:font-weight-asian="normal" style:font-weight-complex="normal"/>
    </style:style>
    <style:style style:name="T13" style:family="text">
      <style:text-properties officeooo:rsid="000ed685"/>
    </style:style>
    <style:style style:name="T14" style:family="text">
      <style:text-properties fo:font-style="italic" fo:font-weight="normal" officeooo:rsid="000d6235" style:font-style-asian="italic" style:font-weight-asian="normal" style:font-style-complex="italic" style:font-weight-complex="normal"/>
    </style:style>
    <style:style style:name="T15" style:family="text">
      <style:text-properties fo:font-style="italic" fo:font-weight="normal" officeooo:rsid="000ed685" style:font-style-asian="italic" style:font-weight-asian="normal" style:font-style-complex="italic" style:font-weight-complex="normal"/>
    </style:style>
    <style:style style:name="T16" style:family="text">
      <style:text-properties fo:font-style="italic" fo:font-weight="normal" officeooo:rsid="000b77fb" style:font-style-asian="italic" style:font-weight-asian="normal" style:font-style-complex="italic" style:font-weight-complex="normal"/>
    </style:style>
    <style:style style:name="T17" style:family="text">
      <style:text-properties fo:font-style="italic" fo:font-weight="normal" officeooo:rsid="00152dcf" style:font-style-asian="italic" style:font-weight-asian="normal" style:font-style-complex="italic" style:font-weight-complex="normal"/>
    </style:style>
    <style:style style:name="T18" style:family="text">
      <style:text-properties officeooo:rsid="0017f3d2"/>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p>
      <text:p text:style-name="Text_20_body"><text:span text:style-name="T1">Input:</text:span> A graph G.</text:p>
      <text:p text:style-name="Text_20_body"><text:span text:style-name="T1">Output:</text:span> A proper coloring c of the edges of G</text:p>
      <text:p text:style-name="Text_20_body">Let U := E(G)</text:p>
      <text:p text:style-name="P5"><text:span text:style-name="T1">while</text:span> U ≠ <text:span text:style-name="T1">∅ do</text:span></text:p>
      <text:list xml:id="list4482527899910581507" text:style-name="L1">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13">of terms</text:span>:<text:span text:style-name="T3"> </text:span></text:p>
      <text:list xml:id="list972614126356645282" text:style-name="L2">
        <text:list-item>
          <text:p text:style-name="P6"><text:span text:style-name="T6">A </text:span><text:span text:style-name="T16">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8">on two different edges</text:span><text:span text:style-name="T6">). </text:span><text:span text:style-name="T8">A </text:span><text:span text:style-name="T17">maximal</text:span><text:span text:style-name="T8"> fan of a vertex u is one that includes every vertex to which u is connected.</text:span></text:p>
        </text:list-item>
        <text:list-item>
          <text:p text:style-name="P6"><text:soft-page-break/><text:span text:style-name="T4">A fan is </text:span><text:span text:style-name="T14">rotated</text:span><text:span text:style-name="T4">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6"><text:span text:style-name="T15">Inverting</text:span><text:span text:style-name="T5"> a path </text:span><text:span text:style-name="T9">means, given a starting vertex u and two colors c and d, find the longest path </text:span><text:span text:style-name="T10">containing</text:span><text:span text:style-name="T9"> u and containing only edges which have those colors. Then you switch</text:span><text:span text:style-name="T5"> </text:span><text:span text:style-name="T9">the colors</text:span><text:span text:style-name="T5">: every edge </text:span><text:span text:style-name="T7">in the path </text:span><text:span text:style-name="T5">that had color c gets color d and every edge that had color d gets color c.</text:span></text:p>
        </text:list-item>
      </text:list>
      <text:p text:style-name="P3">Explanation of <text:span text:style-name="T18">pseudocode</text:span>:<text:span text:style-name="T3"> </text:span><text:span text:style-name="T11">First, it picks any edge that has not been colored yet. It finds the maximal fan F of one of that edge's vertices (vertex u), such that the edge's other vertex is the first item in F. Then it picks two colors, one that is free on u and one that is free on the fan's last vertex. Then, using the two colors just picked, it inverts the path containing vertex u. Then it chooses a new vertex w from the fan such that color d is free on w, and finds w's fan F'. Then it rotates F' and sets d as the color of the edge from u to w. Finally, because that edge has been colored, it removes the edge from the list of uncolored edges. Repeat until there are no uncolored edges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2H8M55S</meta:editing-duration>
    <meta:editing-cycles>17</meta:editing-cycles>
    <meta:generator>LibreOffice/4.4.3.2$Linux_X86_64 LibreOffice_project/88805f81e9fe61362df02b9941de8e38a9b5fd16</meta:generator>
    <meta:initial-creator>James Dearing</meta:initial-creator>
    <dc:date>2015-06-01T10:30:36.556132556</dc:date>
    <dc:creator>James Dearing</dc:creator>
    <meta:document-statistic meta:table-count="0" meta:image-count="0" meta:object-count="0" meta:page-count="2" meta:paragraph-count="18" meta:word-count="481" meta:character-count="2266" meta:non-whitespace-character-count="1805"/>
    <meta:template xlink:type="simple" xlink:actuate="onRequest" xlink:title="School essay" xlink:href="../../../.config/libreoffice/4/user/template/School%20essay.ott" meta:date="2015-06-01T08:21:31.489624231"/>
  </office:meta>
</office:document-meta>
</file>